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" manifest:full-path="Dialogs/Standard/"/>
  <manifest:file-entry manifest:media-type="text/xml" manifest:full-path="Dialogs/Library1/dialog-lb.xml"/>
  <manifest:file-entry manifest:media-type="text/xml" manifest:full-path="Dialogs/Library1/Dialog1.xml"/>
  <manifest:file-entry manifest:media-type="" manifest:full-path="Dialogs/Library1/"/>
  <manifest:file-entry manifest:media-type="" manifest:full-path="Dialog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text/xml" manifest:full-path="Basic/Library1/Module1.xml"/>
  <manifest:file-entry manifest:media-type="text/xml" manifest:full-path="Basic/Library1/script-lb.xml"/>
  <manifest:file-entry manifest:media-type="" manifest:full-path="Basic/Library1/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Library1.Module1.TestDialogComponent?language=Basic&amp;location=documen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s the button to instantiate a "com.sun.star.test.TestDialogHandler"component.</text:p>
      <text:p text:style-name="Standard"/>
      <text:p text:style-name="Standard">This component then will show Dialog1 contained in this document's Library1.</text:p>
      <text:p text:style-name="Standard">Control events are bound to the component's methods.</text:p>
      <text:p text:style-name="Standard"/>
      <text:p text:style-name="Standard"/>
      <text:p text:style-name="Standard"><draw:control text:anchor-type="as-char" draw:z-index="0" draw:style-name="gr1" draw:text-style-name="P1" svg:width="5.451cm" svg:height="2.858cm" draw:control="control1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5$Build-9071$CWS-sb62</meta:generator>
    <meta:creation-date>2006-08-14T15:48:57</meta:creation-date>
    <dc:date>2006-11-05T12:42:49</dc:date>
    <dc:language>de-DE</dc:language>
    <meta:editing-cycles>7</meta:editing-cycles>
    <meta:editing-duration>PT7H47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27" meta:character-count="210"/>
  </office:meta>
</office:document-meta>
</file>

<file path=Basic/Library1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DialogComponent()
	' Instantiate test component
	oComp = CreateUnoService( "com.sun.star.test.TestDialogHandler" )
	
	' Let component create and display the dialog
	msgbox oComp.createDialog( "vnd.sun.star.script:Library1.Dialog1?location=document", ThisComponent, StarDesktop.getActiveFrame() )
End Sub

</script:module>
</file>

<file path=Basic/Library1/script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>
  <library:element library:name="Module1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

<file path=Dialogs/Library1/Dialog1.xml><?xml version="1.0" encoding="utf-8"?>
<!DOCTYPE window  PUBLIC '-//OpenOffice.org//DTD OfficeDocument 1.0//EN'  'dialog.dtd'>
<dlg:window xmlns:dlg="http://openoffice.org/2000/dialog" xmlns:script="http://openoffice.org/2000/script" dlg:id="Dialog1" dlg:left="136" dlg:top="95" dlg:width="201" dlg:height="169" dlg:closeable="true" dlg:moveable="true" dlg:title="UNO Event Binding Sample">
  <dlg:bulletinboard>
    <dlg:button dlg:id="CommandButton1" dlg:tab-index="0" dlg:left="6" dlg:top="10" dlg:width="79" dlg:height="33" dlg:value="Copy Text 1 to 2">
      <script:event script:event-name="on-performaction" script:macro-name="vnd.sun.star.UNO:copyText" script:language="Script"/>
    </dlg:button>
    <dlg:button dlg:id="CommandButton2" dlg:tab-index="1" dlg:left="6" dlg:top="52" dlg:width="79" dlg:height="33" dlg:value="Call handleEvent">
      <script:event script:event-name="on-performaction" script:macro-name="vnd.sun.star.UNO:handleEvent" script:language="Script"/>
    </dlg:button>
    <dlg:button dlg:id="CommandButton3" dlg:tab-index="2" dlg:left="93" dlg:top="52" dlg:width="99" dlg:height="33" dlg:value="Call handleEventWitharguments">
      <script:event script:event-name="on-performaction" script:macro-name="vnd.sun.star.UNO:handleEventWithArguments" script:language="Script"/>
    </dlg:button>
    <dlg:text dlg:id="Label1" dlg:tab-index="3" dlg:left="6" dlg:top="98" dlg:width="89" dlg:height="12" dlg:value="Using XDialogEventHandler"/>
    <dlg:button dlg:id="CommandButton4" dlg:tab-index="4" dlg:left="6" dlg:top="115" dlg:width="60" dlg:height="33" dlg:value="Call doit1">
      <script:event script:event-name="on-performaction" script:macro-name="vnd.sun.star.UNO:doit1" script:language="Script"/>
    </dlg:button>
    <dlg:button dlg:id="CommandButton5" dlg:tab-index="5" dlg:left="70" dlg:top="115" dlg:width="60" dlg:height="33" dlg:value="Call doit2">
      <script:event script:event-name="on-performaction" script:macro-name="vnd.sun.star.UNO:doit2" script:language="Script"/>
    </dlg:button>
    <dlg:button dlg:id="CommandButton6" dlg:tab-index="6" dlg:left="134" dlg:top="115" dlg:width="60" dlg:height="33" dlg:value="Call doit3">
      <script:event script:event-name="on-performaction" script:macro-name="vnd.sun.star.UNO:doit3" script:language="Script"/>
    </dlg:button>
    <dlg:textfield dlg:id="TextField1" dlg:tab-index="7" dlg:left="93" dlg:top="24" dlg:width="47" dlg:height="18" dlg:tag="zusaatzdddd" dlg:help-text="tadel" dlg:help-url="tuedel" dlg:hide-inactive-selection="false"/>
    <dlg:textfield dlg:id="TextField2" dlg:tab-index="8" dlg:left="144" dlg:top="24" dlg:width="47" dlg:height="18"/>
    <dlg:text dlg:id="Label2" dlg:tab-index="9" dlg:left="95" dlg:top="13" dlg:width="8" dlg:height="9" dlg:value="1"/>
    <dlg:text dlg:id="Label3" dlg:tab-index="10" dlg:left="146" dlg:top="13" dlg:width="8" dlg:height="9" dlg:value="2"/>
  </dlg:bulletinboard>
</dlg:window>
</file>

<file path=Dialogs/Library1/dialog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>
  <library:element library:name="Dialog1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